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Orator Std" svg:font-family="'Orator St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Orator Std" officeooo:rsid="00055d2f" officeooo:paragraph-rsid="00055d2f"/>
    </style:style>
    <style:style style:name="P2" style:family="paragraph" style:parent-style-name="Standard">
      <style:text-properties style:font-name="Orator Std" fo:font-size="18pt" fo:text-shadow="1pt 1pt" fo:font-weight="bold" officeooo:rsid="00071396" officeooo:paragraph-rsid="00071396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Orator Std" officeooo:rsid="00055d2f" officeooo:paragraph-rsid="00055d2f"/>
    </style:style>
    <style:style style:name="T1" style:family="text">
      <style:text-properties officeooo:rsid="00059134"/>
    </style:style>
    <style:style style:name="T2" style:family="text">
      <style:text-properties officeooo:rsid="00066cfa"/>
    </style:style>
    <style:style style:name="T3" style:family="text">
      <style:text-properties officeooo:rsid="00089e15"/>
    </style:style>
    <style:style style:name="T4" style:family="text">
      <style:text-properties officeooo:rsid="000a5186"/>
    </style:style>
    <style:style style:name="T5" style:family="text">
      <style:text-properties officeooo:rsid="000a8e5e"/>
    </style:style>
    <style:style style:name="T6" style:family="text">
      <style:text-properties officeooo:rsid="000dcc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NDOM IDEAS</text:p>
      <text:p text:style-name="P1"/>
      <text:p text:style-name="P1">- Limiting vision?</text:p>
      <text:p text:style-name="P1"><text:tab/>* <text:span text:style-name="T2">Black and white objects at distance?</text:span></text:p>
      <text:p text:style-name="P1"><text:tab/>* <text:span text:style-name="T1">Limit more when there is speed or rotation.</text:span></text:p>
      <text:p text:style-name="P1"/>
      <text:p text:style-name="P1">- Spawning sounds or signals?</text:p>
      <text:p text:style-name="P1"><text:tab/>* <text:span text:style-name="T3">Very faint ambient sounds</text:span></text:p>
      <text:p text:style-name="P1"/>
      <text:p text:style-name="P1">- <text:span text:style-name="T4">Limit speeds</text:span></text:p>
      <text:p text:style-name="P1"><text:tab/>* <text:span text:style-name="T4">Slower to speed up the more speed you already have</text:span></text:p>
      <text:p text:style-name="P1"/>
      <text:p text:style-name="P1">- <text:span text:style-name="T5">repair unit</text:span></text:p>
      <text:p text:style-name="P1"><text:tab/>* <text:span text:style-name="T5">Player component</text:span></text:p>
      <text:p text:style-name="P1"><text:tab/>* <text:span text:style-name="T5">Spawns repairer which is added as an additional component</text:span></text:p>
      <text:p text:style-name="P1"><text:tab/>* <text:span text:style-name="T5">Enemies can attack and destroy it</text:span></text:p>
      <text:p text:style-name="P1"><text:tab/>* <text:span text:style-name="T6">Needs time to rebuild after destruction</text:span></text:p>
      <text:p text:style-name="P1"><text:tab/>* <text:span text:style-name="T5">Circles around the ship repairing damaged components</text:span></text:p>
      <text:p text:style-name="P1"><text:tab/></text:p>
      <text:p text:style-name="P1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Orator Std" svg:font-family="'Orator St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1S</meta:editing-duration>
    <meta:editing-cycles>12</meta:editing-cycles>
    <meta:generator>LibreOffice/4.4.2.2$Windows_x86 LibreOffice_project/c4c7d32d0d49397cad38d62472b0bc8acff48dd6</meta:generator>
    <dc:date>2015-04-23T01:54:03.842000000</dc:date>
    <meta:document-statistic meta:table-count="0" meta:image-count="0" meta:object-count="0" meta:page-count="1" meta:paragraph-count="16" meta:word-count="84" meta:character-count="466" meta:non-whitespace-character-count="387"/>
    <meta:user-defined meta:name="Info 1"/>
    <meta:user-defined meta:name="Info 2"/>
    <meta:user-defined meta:name="Info 3"/>
    <meta:user-defined meta:name="Info 4"/>
  </office:meta>
</office:document-meta>
</file>